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fill-color="#ffff66" draw:textarea-vertical-align="middle" draw:auto-grow-height="false" fo:min-height="0cm" fo:min-width="0cm"/>
    </style:style>
    <style:style style:name="gr4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254cm" svg:stroke-color="#800000" draw:marker-start-width="0.584cm" draw:marker-end-width="0.584cm" draw:fill="none" draw:textarea-vertical-align="middle" fo:padding-top="0.252cm" fo:padding-bottom="0.252cm" fo:padding-left="0.377cm" fo:padding-right="0.37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95cm" svg:height="2.921cm" svg:x="7.069cm" svg:y="1.986cm">
          <text:p text:style-name="P1">Sprzę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795cm" svg:height="2.921cm" svg:x="7.068cm" svg:y="5.285cm">
          <text:p text:style-name="P1">Jądr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795cm" svg:height="2.921cm" svg:x="7.018cm" svg:y="8.62cm">
          <text:p text:style-name="P1">Przestrzeń użytkownik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2.667cm" svg:x="15.874cm" svg:y="7.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6.604cm" svg:height="6.858cm" svg:x="2.954cm" svg:y="3.667cm">
          <text:p/>
          <draw:enhanced-geometry svg:viewBox="0 0 21600 21600" draw:text-areas="0 0 21600 21600" draw:type="circular-arrow" draw:modifiers="74.2091755506281 -90.2406397522729 8097.2746481816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4.01cm" svg:height="0.762cm" svg:x="14.384cm" svg:y="6.388cm">
          <text:p text:style-name="P1">sterowni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2.667cm" svg:x="15.908cm" svg:y="3.69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" draw:text-style-name="P1" draw:layer="layout" svg:x1="2.065cm" svg:y1="9.509cm" svg:x2="5.494cm" svg:y2="5.572cm">
          <text:p/>
        </draw:line>
        <draw:line draw:style-name="gr5" draw:text-style-name="P1" draw:layer="layout" svg:x1="2.192cm" svg:y1="5.572cm" svg:x2="5.367cm" svg:y2="9.2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02T15:37:58</meta:creation-date>
    <dc:date>2013-05-02T16:46:30</dc:date>
    <meta:editing-duration>PT53M20S</meta:editing-duration>
    <meta:editing-cycles>1</meta:editing-cycles>
    <meta:document-statistic meta:object-count="9"/>
    <meta:generator>LibreOffice/3.5$MacOSX_x86 LibreOffice_project/e0fbe70-dcba98b-297ab39-994e618-0f858f0</meta:generator>
  </office:meta>
</office:document-meta>
</file>